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4">
            <text:p>24</text:p>
          </table:table-cell>
          <table:table-cell table:formula="oooc:=[.K5]/[.K10]" office:value-type="percentage" office:value="0.169014084507042">
            <text:p>16,9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8">
            <text:p>18</text:p>
          </table:table-cell>
          <table:table-cell table:style-name="ce15" table:formula="oooc:=[.K6]/[.K10]" office:value-type="percentage" office:value="0.126760563380282">
            <text:p>12,7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79">
            <text:p>79</text:p>
          </table:table-cell>
          <table:table-cell table:style-name="ce15" table:formula="oooc:=([.K7]/[.K10])" office:value-type="percentage" office:value="0.556338028169014">
            <text:p>55,6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6">06/02/2007</text:date>, <text:time>16.42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06T16:42:11</dc:date>
    <dc:language>it-IT</dc:language>
    <meta:editing-cycles>101</meta:editing-cycles>
    <meta:editing-duration>P2DT23H40M58S</meta:editing-duration>
    <meta:user-defined meta:name="Info 1"/>
    <meta:user-defined meta:name="Info 2"/>
    <meta:user-defined meta:name="Info 3"/>
    <meta:user-defined meta:name="Info 4"/>
    <meta:document-statistic meta:table-count="3" meta:cell-count="787"/>
  </office:meta>
</office:document-meta>
</file>